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ext_20_body">
      <style:paragraph-properties fo:margin-top="0in" fo:margin-bottom="0in" style:contextual-spacing="false" fo:line-height="100%"/>
      <style:text-properties fo:font-size="12pt" officeooo:rsid="00042568" officeooo:paragraph-rsid="00042568" style:font-size-asian="12pt" style:font-size-complex="12pt"/>
    </style:style>
    <style:style style:name="P2" style:family="paragraph" style:parent-style-name="Text_20_body">
      <style:text-properties fo:font-size="12pt" officeooo:rsid="00042568" officeooo:paragraph-rsid="00042568" style:font-size-asian="12pt" style:font-size-complex="12pt"/>
    </style:style>
    <style:style style:name="P3" style:family="paragraph" style:parent-style-name="Text_20_body">
      <style:paragraph-properties fo:margin-left="0in" fo:margin-right="0in" fo:text-indent="0in" style:auto-text-indent="false"/>
      <style:text-properties fo:font-size="12pt" officeooo:rsid="00042568" style:font-size-asian="12pt" style:font-size-complex="12pt"/>
    </style:style>
    <style:style style:name="P4" style:family="paragraph" style:parent-style-name="Heading_20_2">
      <style:paragraph-properties fo:margin-top="0in" fo:margin-bottom="0.0972in" style:contextual-spacing="false" fo:line-height="115%"/>
      <style:text-properties fo:font-size="12pt" officeooo:rsid="00042568" style:font-size-asian="12pt" style:font-size-complex="12pt"/>
    </style:style>
    <style:style style:name="P5" style:family="paragraph" style:parent-style-name="Text_20_body">
      <style:paragraph-properties fo:margin-left="0in" fo:margin-right="0in" fo:text-indent="0in" style:auto-text-indent="false" fo:break-before="page"/>
      <style:text-properties fo:font-size="12pt" officeooo:rsid="00042568" style:font-size-asian="12pt" style:font-size-complex="12pt"/>
    </style:style>
    <style:style style:name="P6" style:family="paragraph" style:parent-style-name="Text_20_body">
      <style:paragraph-properties fo:margin-left="0in" fo:margin-right="0in" fo:text-indent="0in" style:auto-text-indent="false"/>
      <style:text-properties officeooo:rsid="00042568"/>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wrence, Francis</text:p>
      <text:p text:style-name="P1">Southern New Hampshire University</text:p>
      <text:p text:style-name="P1">CS-370 | Module 7 | Project 2</text:p>
      <text:p text:style-name="P1">01/24/2026 </text:p>
      <text:p text:style-name="P1"/>
      <text:p text:style-name="P2">Humans and machines approach problem-solving, such as navigating a maze to find a treasure, in fundamentally different ways, reflecting distinct cognitive and computational paradigms. A human solving this 8x8 grid maze would begin by visually scanning the environment to identify the starting position (top-left cell) and the goal (bottom-right treasure cell). They would mentally map free cells (marked as 1.0) versus obstacles (0.0), often employing heuristics like "hug the wall" or shortest-path estimation (e.g., preferring right/down moves toward the goal while avoiding blocks). Trial-and-error would involve tentative moves with backtracking if hitting a dead end, guided by working memory and pattern recognition. Humans excel at high-level planning and rapid generalization from partial views, drawing on prior experience (e.g., "this looks like a shortcut") to form a mental model quickly (Botvinick et al., 2019).</text:p>
      <text:p text:style-name="P3">In contrast, my intelligent agent uses a model-free deep Q-network (DQN) to learn an optimal policy through repeated trial-and-error interactions. The agent starts at a random free cell each epoch, observes a flattened 64-dimensional state vector (maze layout with pirate position marked), and selects actions via ε-greedy: random valid action (sampled from valid_actions() to avoid penalties) with probability ε, or the action with highest predicted Q-value from the neural network otherwise. It executes the action, receives a reward (-0.04 for moves, -0.25 revisit, -0.75 invalid, +1 win), stores the transition in replay memory, and trains on minibatches using a custom gradient step to minimize MSE between predicted and target Q-values (computed via a periodically synced target network). Over epochs, Q-values converge to reflect long-term expected rewards, enabling greedy exploitation to reach the treasure reliably from any start.</text:p>
      <text:p text:style-name="P3">Similarities include both relying on exploration (human tentative moves, agent random actions) and exploitation (human heuristics, agent greedy Q-selection), with learning from feedback (human frustration at dead ends, agent negative rewards). Differences are profound: Humans use deliberate, model-based planning with explicit world models and flexible goal-directed reasoning, often solving in few attempts (Botvinick et al., 2019). The machine is model-free, requiring thousands of episodes to approximate values via neural function approximation, lacking innate heuristics but scaling to complex state spaces without explicit mapping (Mnih et al., 2015). My agent's random starts and replay buffer promote generalization absent in naive human trial-error.</text:p>
      <text:h text:style-name="P4" text:outline-level="2">Purpose of the Intelligent Agent in Pathfinding</text:h>
      <text:p text:style-name="P3">The agent's purpose is to learn an optimal policy for navigating the maze to maximize cumulative reward, finding the treasure before penalties accumulate excessively. Reinforcement learning enables this by framing pathfinding as a Markov Decision Process: states (maze observations), actions (up/down/left/right), rewards (sparse +1 at goal, negative elsewhere), and a policy learned via value estimation.</text:p>
      <text:p text:style-name="P3">Exploration involves taking random actions to discover new states/rewards, while exploitation selects known high-value actions. The ideal proportion starts exploration-heavy (ε=1.0 initially in my <text:soft-page-break/>implementation) to ensure diverse trajectories in this sparse-reward environment (only +1 at distant goal, many obstacles/dead-ends), then gradually decays (multiplicative 0.995 per epoch, floored at 0.05) to shift toward exploitation as Q-values stabilize. This schedule is ideal here: High early exploration prevents premature convergence to suboptimal paths (e.g., looping in open areas); gradual decay allows fine-tuning once treasure paths are found, achieving &gt;90% win rate quickly while maintaining some randomness to escape local optima (Mnih et al., 2015). Abrupt decay (e.g., drop to min at 0.9 win_rate) risks stalling if rate fluctuates; my smooth approach ensured sustained 100% recent wins and completion_check pass.</text:p>
      <text:p text:style-name="P3">Reinforcement learning determines the path by bootstrapping Q-values through temporal difference updates: The agent learns that actions leading to high-future-reward states are valuable, even with delayed +1 signal. Replay buffer breaks temporal correlations, target network reduces overestimation, and neural approximation handles the 64-dim state space—enabling the pirate to "dream" optimal sequences from experience, converging to shortest/low-penalty paths (visible in final greedy visualizations).</text:p>
      <text:h text:style-name="P4" text:outline-level="2">Evaluation of Deep Q-Learning with Neural Networks</text:h>
      <text:p text:style-name="P3">To solve the pathfinding challenge in this treasure hunt game, I implemented a version of deep Q-learning known as Deep Q-Network (DQN), which uses a neural network to estimate the long-term value of taking each possible action in any given situation. Essentially, the agent (the pirate) doesn't try to build an explicit map of the maze or plan a perfect route from the start. Instead, it learns through trial and error what actions tend to lead to the treasure while picking up as much reward as possible along the way. This approach is particularly powerful for problems like this one, where the environment has many states (different positions in the 8x8 grid) and the reward is sparse—you only get a big positive reward (+1) when you finally reach the treasure, with small penalties for every move and bigger penalties for mistakes.</text:p>
      <text:p text:style-name="P3">The core of the system is a simple but effective neural network built as a multilayer perceptron (MLP). It takes as input a flattened 64-element vector that represents the current view of the maze (every cell's value, with the pirate's position marked specially). This input feeds into a first dense layer with 64 neurons, followed by a Parametric ReLU (PReLU) activation function, which helps the network learn non-linear patterns more flexibly than a standard ReLU. There's then another hidden dense layer with 64 neurons and another PReLU, before a final output layer with 4 neurons (one for each possible action: left, up, right, down). These output neurons give raw Q-values—no activation function here—representing the network's estimate of how good each action is from the current state. The model is compiled with the Adam optimizer, which efficiently adjusts the weights during training, and mean squared error (MSE) loss, because we're essentially regressing toward target Q-values derived from the Bellman equation.</text:p>
      <text:p text:style-name="P3">To make learning more stable, I incorporated a separate target network—a complete copy of the main network whose weights are only updated periodically (every 50 episodes in my code, via a hard copy). This target network is used to calculate the "next-state" Q-values in the Bellman backup: for non-terminal states, the target is reward + discount factor (γ ≈ 0.95) times the maximum Q-value from the target network in the next state. Using a delayed target helps prevent the kind of feedback loop where <text:soft-page-break/>over-optimistic Q-estimates chase each other upward, a classic instability problem in Q-learning known as part of the "deadly triad" when combining function approximation, bootstrapping, and off-policy learning (Mnih et al., 2015).</text:p>
      <text:p text:style-name="P3">The training happens inside the qtrain() function. Each epoch begins by picking a random free cell as the starting position—this encourages the agent to learn a robust policy that works from anywhere in the maze, not just the top-left corner. The environment is reset, and we grab the initial observation. Then, within each episode, the agent repeatedly chooses actions using an ε-greedy strategy: with probability ε, it picks a random valid action (sampled directly from the environment's valid_actions() method to avoid wasting time on impossible moves that would incur heavy penalties), and otherwise it goes greedy by taking the action with the highest Q-value from the main network's prediction. After acting, we store the transition—current state, action taken, reward received, next state, and whether the episode ended—in an experience replay buffer. Once the buffer has enough entries, we sample a random minibatch, compute updated Q-targets using the target network (for stability), and perform a single gradient update step via a custom TensorFlow training function that uses GradientTape to calculate MSE loss and apply Adam gradients.</text:p>
      <text:p text:style-name="P3">Throughout training, I tracked wins (reaching the treasure) in a history list, calculated a rolling win rate over a recent window, and gradually decayed ε (multiplicatively by 0.995 each epoch, down to a minimum of 0.05) to shift from broad exploration early on to refined exploitation later. Progress was logged every epoch with loss, episode count, win totals, win rate, and elapsed time. Training stops early once the recent win rate exceeds 90% and the model passes a thorough completion check—greedily winning from every possible free starting cell in the maze.</text:p>
      <text:p text:style-name="P3">This setup closely follows the original DQN architecture that achieved human-level performance on Atari games (Mnih et al., 2015). The experience replay buffer allows off-policy learning from past experiences, breaking temporal correlations and improving sample efficiency. The target network and fixed Q-targets mitigate overestimation bias. Sampling only valid actions during exploration accelerates learning by focusing effort on meaningful moves in this penalty-heavy environment. In practice, the agent quickly climbed to high win rates, achieving sustained 100% success with full generalization across all starting positions in fewer than 2,000 epochs. The final greedy runs and visualizations show clean, efficient paths to the treasure with minimal wasted moves. Using a neural network to approximate the Q-function is crucial here—a traditional tabular Q-table would be infeasible for the high-dimensional state space, but this compact MLP scales well while capturing the necessary patterns for the pirate to reliably navigate the maze purely from reward signals.</text:p>
      <text:p text:style-name="P3"/>
      <text:p text:style-name="P5"/>
      <text:h text:style-name="P4" text:outline-level="2">References</text:h>
      <text:p text:style-name="P6"><text:span text:style-name="T1">Botvinick, M., Ritter, S., Wang, J. X., Kurth-Nelson, Z., Blundell, C., &amp; Hassabis, D. (2019). Reinforcement learning, fast and slow. </text:span><text:span text:style-name="Emphasis"><text:span text:style-name="T1">Trends in Cognitive Sciences, 23</text:span></text:span><text:span text:style-name="T1">(5), 408–422. </text:span><text:a xlink:type="simple" xlink:href="https://doi.org/10.1016/j.tics.2019.02.006" office:target-frame-name="_blank" xlink:show="new" text:style-name="Internet_20_link" text:visited-style-name="Visited_20_Internet_20_Link"><text:span text:style-name="T1">https://doi.org/10.1016/j.tics.2019.02.006</text:span></text:a></text:p>
      <text:p text:style-name="P6"><text:span text:style-name="T1">Mnih, V., Kavukcuoglu, K., Silver, D., Rusu, A. A., Veness, J., Bellemare, M. G., Graves, A., Riedmiller, M., Fidjeland, A. K., Ostrovski, G., Petersen, S., Beattie, C., Sadik, A., Antonoglou, I., King, H., Kumaran, D., Wierstra, D., Legg, S., &amp; Hassabis, D. (2015). Human-level control through deep reinforcement learning. </text:span><text:span text:style-name="Emphasis"><text:span text:style-name="T1">Nature, 518</text:span></text:span><text:span text:style-name="T1">(7540), 529–533. </text:span><text:a xlink:type="simple" xlink:href="https://doi.org/10.1038/nature14236" office:target-frame-name="_blank" xlink:show="new" text:style-name="Internet_20_link" text:visited-style-name="Visited_20_Internet_20_Link"><text:span text:style-name="T1">https://doi.org/10.1038/nature14236</text:span></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4T11:12:25.670372000</meta:creation-date>
    <dc:date>2026-01-24T13:04:48.281539000</dc:date>
    <meta:editing-duration>PT1H42M10S</meta:editing-duration>
    <meta:editing-cycles>1</meta:editing-cycles>
    <meta:document-statistic meta:table-count="0" meta:image-count="0" meta:object-count="0" meta:page-count="4" meta:paragraph-count="21" meta:word-count="1568" meta:character-count="10646" meta:non-whitespace-character-count="9110"/>
    <meta:generator>LibreOffice/25.8.2.2$MacOSX_AARCH64 LibreOffice_project/d401f2107ccab8f924a8e2df40f573aab7605b6f</meta:generator>
  </office:meta>
</office:document-meta>
</file>